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F000000680D820019F547990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7.5cm"/>
      <style:paragraph-properties style:writing-mode="lr-tb"/>
    </style:style>
    <style:style style:name="gr2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93cm" fo:min-width="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8cm" svg:height="4.75cm" svg:x="6.5cm" svg:y="22.6cm">
          <text:p text:style-name="P1">Base de données</text:p>
          <text:p text:style-name="P1"><text:span text:style-name="T1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8cm" svg:height="4.75cm" svg:x="6.5cm" svg:y="15.85cm">
          <text:p text:style-name="P1">Backend</text:p>
          <text:p text:style-name="P1"><text:span text:style-name="T1">Rust + </text:span><text:span text:style-name="T1">rocket</text:span><text:span text:style-name="T1">.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8cm" svg:height="4.75cm" svg:x="6.5cm" svg:y="7.65cm">
          <text:p text:style-name="P1"/>
          <text:p text:style-name="P1"/>
          <text:p text:style-name="P1">Frontend</text:p>
          <text:p text:style-name="P1"><text:span text:style-name="T1">Rust + dioxus &amp; pico.c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5cm" svg:y1="12.4cm" svg:x2="10.5cm" svg:y2="15.85cm" draw:start-shape="id1" draw:start-glue-point="2" draw:end-shape="id2" draw:end-glue-point="0" svg:d="M10500 12400v3450" svg:viewBox="0 0 1 3451">
          <text:p/>
        </draw:connector>
        <draw:connector draw:style-name="gr3" draw:text-style-name="P2" draw:layer="layout" svg:x1="10.5cm" svg:y1="20.6cm" svg:x2="10.5cm" svg:y2="22.6cm" draw:start-shape="id2" draw:start-glue-point="2" draw:end-shape="id3" draw:end-glue-point="0" svg:d="M10500 20600v2000" svg:viewBox="0 0 1 2001">
          <text:p/>
        </draw:connector>
        <draw:connector draw:style-name="gr4" draw:text-style-name="P2" draw:layer="layout" svg:x1="10.5cm" svg:y1="5.788cm" svg:x2="10.5cm" svg:y2="7.65cm" draw:start-shape="id4" draw:start-glue-point="2" draw:end-shape="id1" draw:end-glue-point="0" svg:d="M10500 5788v1862" svg:viewBox="0 0 1 1863">
          <text:p/>
        </draw:connector>
        <draw:frame draw:style-name="gr5" draw:text-style-name="P1" xml:id="id4" draw:id="id4" draw:layer="layout" svg:width="3.404cm" svg:height="3.726cm" svg:x="8.798cm" svg:y="2.062cm">
          <draw:image xlink:href="Pictures/100000000000005F000000680D820019F5479906.png" xlink:type="simple" xlink:show="embed" xlink:actuate="onLoad" draw:mime-type="image/png">
            <text:p/>
          </draw:image>
        </draw:frame>
        <draw:custom-shape draw:style-name="gr6" draw:text-style-name="P4" draw:layer="layout" svg:width="3.5cm" svg:height="1.743cm" svg:x="6.715cm" svg:y="8.007cm">
          <text:p text:style-name="P3"><text:span text:style-name="T2">Client lour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cm" svg:height="1.743cm" svg:x="10.75cm" svg:y="8cm">
          <text:p text:style-name="P3"><text:span text:style-name="T2">Client lég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7:31:04.050677319</meta:creation-date>
    <dc:date>2023-05-09T17:52:10.368379126</dc:date>
    <meta:editing-duration>PT10M55S</meta:editing-duration>
    <meta:editing-cycles>2</meta:editing-cycles>
    <meta:generator>LibreOffice/7.3.7.2$Linux_X86_64 LibreOffice_project/30$Build-2</meta:generator>
    <meta:document-statistic meta:object-count="9"/>
  </office:meta>
</office:document-meta>
</file>